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office:value-type="string" calcext:value-type="string">
            <text:p>Use</text:p>
          </table:table-cell>
        </table:table-row>
        <table:table-row table:style-name="ro2">
          <table:table-cell table:style-name="ce1" office:value-type="string" calcext:value-type="string">
            <text:p>UR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df-schema#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cademicAdvis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cademicAdvis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ctiveYear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ctiveYearsEndDa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ctiveYearsEnd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ctiveYearsStartDa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ctiveYearsStart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genc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gen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lia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llegian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lmaMat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lmaMa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ppoint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ppoin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rtis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ssociat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Ac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Ban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B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MusicalArtis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ssociatedMusicalArtis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uth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automobileMod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war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wa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ackg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attingSid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attl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att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atifiedB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atifiedB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atifiedD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atifiedPl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atifiedPl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stFin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ibsys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ille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ill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irthDa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birthNa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birthPlac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birthPla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birth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bloc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nf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oar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oa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odyDiscovere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odyDiscover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owlRec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pn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ustSiz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allSig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nonizedB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nonizedB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nonizedD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nonizedPl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nonizedPl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reerPrizeMone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areerSta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areerSt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enturyBreak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ampionshi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ancell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ancell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il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il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oreograph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horeograph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itizenship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itizenshi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lub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lu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ach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a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ached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ached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achingRec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lleg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ommandStructur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mmandStructur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mmitte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ommonNa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ountry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reat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rea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urrentMemb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urrentMe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urrentPartne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urrentPartn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urrentRan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currentRec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ateOfBuri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athCaus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eathCaus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athDa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athPlac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athPla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ath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b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butTeam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but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epictionDescrip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eput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eput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isciplin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isciplin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octoralAdviso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octoralAdvis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octoralStudent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octoralStude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Pi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Rou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Team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Te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raft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ducat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lectionDa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lectionMajor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mploye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mploy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ndYearOfInser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ra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r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spn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thnicit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thnic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ev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eyeCol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fastestLa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eastDa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el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el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rstAppearan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rstR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rstR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rstWi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irstW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Choreograph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Choreograph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Coach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Coa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Highschoo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Highsch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Partn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Partn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ormer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arris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arris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end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genr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governo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govern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governorGenera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overnorGener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gros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airCol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hallOfFa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he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highestBrea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ighestRan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ighschoo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ighsch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ipSiz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ometow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hometow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honour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onou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mdb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cumb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cumb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dividualisedG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fluence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fluenc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fluencedB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fluencedB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stitu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stitu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strum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nstrum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sHandicappedAccessib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sni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knownF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knownF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languag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languag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lastAppearan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Appearan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R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R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Wi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astW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ccn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eagu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eag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ieutena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locat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ainInteres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ainInteres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ajorShrin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ajorShrin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anagerClub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anagerClu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ba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ilitaryBranch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ilitaryBranc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ilitaryComm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ilitaryRank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ilitaryRan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ilitaryUnit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ilitaryUni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onarch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onar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ovem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ovem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ytholog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mytholog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ational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ational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ationality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nationa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ndl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etwort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nla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mine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mine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Idea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Ide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Stud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Stud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Work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otableWor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numberOfFilm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numberSol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ccupa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ccup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opening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ppon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ppon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rderInOffi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therParty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therPart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therServingLin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therWi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verallRec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wn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wn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wningOrganisa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wningOrganis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ar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are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artne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artn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arty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ersonFunc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rsonFunc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hilosophicalSchoo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hilosophicalSch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ictur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ictur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laceOfBurial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laceOfBuri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la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dium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l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rtfoli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rtray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rtray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si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decesso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decess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sident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eviousWork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eviousWor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imeMiniste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imeMinis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ofess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ofess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rospectLeagu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ospectLeag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ospect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rospect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seudony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ublish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ublish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ceHors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ceHor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ilwayPlatform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nkingWi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building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cordD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cordLabe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cord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g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at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ativ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igion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sidenc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side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stingPla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stingPl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stingPlacePosi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kdArtists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oyalAnthe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oyalAnthe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unningMat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unningM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untim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ala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choo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ch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lectio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lec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libr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niorit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rie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ri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rviceEnd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rvice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erviceStart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hoe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hoeSiz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hoot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atur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Building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Build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Desig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Desig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Projec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ignificantProje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oundRecording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oundRecord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pecie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peci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pi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port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portCountry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portCount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pous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pous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quadNumb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rtYearOfInser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eOfOrigi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eOfOrig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ionStructur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isticLabel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istic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isticVal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istic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tatu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bsequentWork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bsequentWor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ccessor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uccess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udoc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pplementalDraftRou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pplementalDraft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uppreddedD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aoiseach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aoisea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levisionSerie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levisionSeri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rmPeriod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ermPeri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hrowingSid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imeInSp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it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ournamentRec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rain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rain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raining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yp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ulan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undrafted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university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veneratedI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enerated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iafI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icePresiden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icePresid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icePrimeMinist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icePrimeMinis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oic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oi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oiceTyp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voiceTy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aistSiz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we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whaDraf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haDraftTeam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haDraftTea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Asia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Asi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Au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Au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Challenge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Challeng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Championship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Championshi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Japan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Jap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LET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LE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LPGA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LPG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Major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Majo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NWID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NWID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OtherTournament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OtherTournament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PGA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PG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ProTournaments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AtProTournament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InEurope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insInEuro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orldChampionTitleYe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riter_lab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wri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oi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22-rdf-syntax-ns#type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22-rdf-syntax-ns#typ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df-schema#seeAlso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df-schema#seeAls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owl#differentFrom_lab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owl#differentFro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wgs84_pos#l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wgs84_pos#long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10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3:04:39.773412176</meta:creation-date>
    <dc:date>2017-01-19T03:30:33.138611484</dc:date>
    <meta:editing-duration>PT5M23S</meta:editing-duration>
    <meta:editing-cycles>1</meta:editing-cycles>
    <meta:document-statistic meta:table-count="1" meta:cell-count="944" meta:object-count="0"/>
    <meta:generator>LibreOffice/5.1.4.2$Linux_X86_64 LibreOffice_project/10m0$Build-2</meta:generator>
  </office:meta>
</office:document-meta>
</file>